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600000A2E35580F9C.png" manifest:media-type="image/png"/>
  <manifest:file-entry manifest:full-path="Pictures/10000000000000E60000010E656CF416.png" manifest:media-type="image/png"/>
  <manifest:file-entry manifest:full-path="Pictures/10000000000000DA000004775137CF83.png" manifest:media-type="image/png"/>
  <manifest:file-entry manifest:full-path="Pictures/10000000000000D8000002B6E93B5B7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463cm" svg:height="23.981cm" svg:x="2.787cm" svg:y="1.142cm">
          <draw:image xlink:href="Pictures/10000000000000D8000002B6E93B5B7B.png" xlink:type="simple" xlink:show="embed" xlink:actuate="onLoad" draw:mime-type="image/png">
            <text:p/>
          </draw:image>
        </draw:frame>
        <draw:frame draw:style-name="gr1" draw:text-style-name="P1" draw:layer="layout" svg:width="7.787cm" svg:height="9.141cm" svg:x="11.417cm" svg:y="3.609cm">
          <draw:image xlink:href="Pictures/10000000000000E60000010E656CF416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0.682cm" svg:height="28.363cm" svg:x="4.75cm" svg:y="0cm">
          <draw:image xlink:href="Pictures/10000000000003D600000A2E35580F9C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5.281cm" svg:height="27.699cm" svg:x="8.183cm" svg:y="2.698cm">
          <draw:image xlink:href="Pictures/10000000000000DA000004775137CF8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09:55:04.078315250</meta:creation-date>
    <meta:generator>LibreOffice/24.2.6.2$Linux_X86_64 LibreOffice_project/420$Build-2</meta:generator>
    <dc:date>2024-11-01T09:57:08.158024962</dc:date>
    <meta:editing-duration>PT2M6S</meta:editing-duration>
    <meta:editing-cycles>1</meta:editing-cycles>
    <meta:document-statistic meta:object-count="4"/>
  </office:meta>
</office:document-meta>
</file>